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size="20pt" style:font-size-asian="20pt" style:font-size-complex="20pt" fo:language="en" fo:country="GB"/>
    </style:style>
    <style:style style:name="P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3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2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3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3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4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4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6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6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6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7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8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8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9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1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1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1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2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3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4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4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5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5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6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6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2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7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8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2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8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2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8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2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2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29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2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29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0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0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0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1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1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2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28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3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3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4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4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5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5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5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6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3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6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7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7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3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7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3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8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3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3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8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3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39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3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7" style:parent-style-name="Normal" style:family="paragraph">
      <style:paragraph-properties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398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399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40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0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0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1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1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1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1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2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2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2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2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2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2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3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3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3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3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3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3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3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4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4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4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4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5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5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5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5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6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6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6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6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6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6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7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7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7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7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7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7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8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8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8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48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9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4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4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9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9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4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49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0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0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05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0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1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1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1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2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2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2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2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3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3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3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3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3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4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4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5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5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56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6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6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7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57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7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5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8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4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58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89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5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59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5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5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5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59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0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0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6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1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2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4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2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3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34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6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3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3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3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3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0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6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5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6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4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6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6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6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6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6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0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6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7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7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78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6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3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6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68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6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6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6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69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69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0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0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0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1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1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2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4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72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29" style:parent-style-name="DefaultParagraphFon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en" style:country-asian="IN"/>
    </style:style>
    <style:style style:name="T7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3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4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4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4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5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5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5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5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6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2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7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7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6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7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7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77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778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779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78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8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8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8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8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8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8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9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79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79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79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79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79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0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0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03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0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0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0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1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1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3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3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3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3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3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3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3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4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4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4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4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4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4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5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5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5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5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57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5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5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60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6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6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6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6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6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6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7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2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4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7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7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7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7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8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82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8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8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8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8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8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8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89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9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89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89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899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0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1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0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0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0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0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P90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2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1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1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1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17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91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2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2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2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2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2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3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3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39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4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4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5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9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4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5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6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6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6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6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66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967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6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69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7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1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7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3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7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5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97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7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7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7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1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98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8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5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98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8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98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8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9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99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3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99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9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9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99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9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0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0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0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0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1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1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1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1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5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1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17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18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019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2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1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2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3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2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2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2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29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30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1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3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3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34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5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36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37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38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3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4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4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42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3" style:parent-style-name="DefaultParagraphFon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en" style:country-asian="IN"/>
    </style:style>
    <style:style style:name="P1044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04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4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5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6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4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6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6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6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68" style:parent-style-name="DefaultParagraphFon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en" style:country-asian="IN"/>
    </style:style>
    <style:style style:name="T106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7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2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7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7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6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7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78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7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0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8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08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08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4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8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8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8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8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9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09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4" style:parent-style-name="DefaultParagraphFon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en" style:country-asian="IN"/>
    </style:style>
    <style:style style:name="T109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6" style:parent-style-name="DefaultParagraphFon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en" style:country-asian="IN"/>
    </style:style>
    <style:style style:name="T109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098" style:parent-style-name="DefaultParagraphFon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en" style:country-asian="IN"/>
    </style:style>
    <style:style style:name="T109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0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1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2" style:parent-style-name="Normal" style:family="paragraph">
      <style:paragraph-properties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03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1104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  <style:style style:name="P110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06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0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0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0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1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1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1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1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1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1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1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2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2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2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2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2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2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2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2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2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2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3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3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3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3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3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3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3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3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3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4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4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en" style:country-asian="IN"/>
    </style:style>
    <style:style style:name="T1144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4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4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4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1148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4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50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5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52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3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54" style:parent-style-name="DefaultParagraphFon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en" style:country-asian="IN"/>
    </style:style>
    <style:style style:name="T1155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56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7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58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59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T1160" style:parent-style-name="DefaultParagraphFont" style:family="text">
      <style:text-properties style:font-name="Consolas" style:font-name-asian="Times New Roman" style:font-name-complex="Times New Roman" fo:color="#267F99" style:letter-kerning="false" fo:font-size="10.5pt" style:font-size-asian="10.5pt" style:font-size-complex="10.5pt" style:language-asian="en" style:country-asian="IN"/>
    </style:style>
    <style:style style:name="T1161" style:parent-style-name="DefaultParagraphFon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6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6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en" style:country-asian="IN"/>
    </style:style>
    <style:style style:name="P1164" style:parent-style-name="Normal" style:family="paragraph">
      <style:text-properties style:font-name="Times New Roman" style:font-name-complex="Times New Roman" fo:font-size="20pt" style:font-size-asian="20pt" style:font-size-complex="20pt" fo:language="en" fo:country="GB"/>
    </style:style>
  </office:automatic-styles>
  <office:body>
    <office:text text:use-soft-page-breaks="true">
      <text:p text:style-name="P1">Pagination and Sorting<text:line-break/>Children_Model</text:p>
      <text:p text:style-name="P2"><text:span text:style-name="T3">package</text:span><text:span text:style-name="T4"><text:s/></text:span><text:span text:style-name="T5">com</text:span><text:span text:style-name="T6">.</text:span><text:span text:style-name="T7">example</text:span><text:span text:style-name="T8">.</text:span><text:span text:style-name="T9">springapp</text:span><text:span text:style-name="T10">.</text:span><text:span text:style-name="T11">model</text:span><text:span text:style-name="T12">;</text:span></text:p>
      <text:p text:style-name="P13"/>
      <text:p text:style-name="P14"><text:span text:style-name="T15">import</text:span><text:span text:style-name="T16"><text:s/></text:span><text:span text:style-name="T17">javax</text:span><text:span text:style-name="T18">.</text:span><text:span text:style-name="T19">persistence</text:span><text:span text:style-name="T20">.</text:span><text:span text:style-name="T21">Entity</text:span><text:span text:style-name="T22">;</text:span></text:p>
      <text:p text:style-name="P23"><text:span text:style-name="T24">import</text:span><text:span text:style-name="T25"><text:s/></text:span><text:span text:style-name="T26">javax</text:span><text:span text:style-name="T27">.</text:span><text:span text:style-name="T28">persistence</text:span><text:span text:style-name="T29">.</text:span><text:span text:style-name="T30">Id</text:span><text:span text:style-name="T31">;</text:span></text:p>
      <text:p text:style-name="P32"/>
      <text:p text:style-name="P33"><text:span text:style-name="T34">@</text:span><text:span text:style-name="T35">Entity</text:span></text:p>
      <text:p text:style-name="P36"><text:span text:style-name="T37">public</text:span><text:span text:style-name="T38"><text:s/></text:span><text:span text:style-name="T39">class</text:span><text:span text:style-name="T40"><text:s/></text:span><text:span text:style-name="T41">Children</text:span><text:span text:style-name="T42"><text:s/>{</text:span></text:p>
      <text:p text:style-name="P43"><text:span text:style-name="T44">    @</text:span><text:span text:style-name="T45">Id</text:span></text:p>
      <text:p text:style-name="P46"><text:span text:style-name="T47">   <text:s/></text:span><text:span text:style-name="T48">int</text:span><text:span text:style-name="T49"><text:s/></text:span><text:span text:style-name="T50">babyId</text:span><text:span text:style-name="T51">;</text:span></text:p>
      <text:p text:style-name="P52"><text:span text:style-name="T53">   <text:s/></text:span><text:span text:style-name="T54">String</text:span><text:span text:style-name="T55"><text:s/></text:span><text:span text:style-name="T56">babyFirstName</text:span><text:span text:style-name="T57">,</text:span><text:span text:style-name="T58">babyLastName</text:span><text:span text:style-name="T59">,</text:span><text:span text:style-name="T60">fatherName</text:span><text:span text:style-name="T61">,</text:span><text:span text:style-name="T62">motherName</text:span><text:span text:style-name="T63">,</text:span><text:span text:style-name="T64">address</text:span><text:span text:style-name="T65">;</text:span></text:p>
      <text:p text:style-name="P66"><text:span text:style-name="T67">   <text:s/></text:span><text:span text:style-name="T68">public</text:span><text:span text:style-name="T69"><text:s/></text:span><text:span text:style-name="T70">Children</text:span><text:span text:style-name="T71">() {</text:span></text:p>
      <text:p text:style-name="P72">    }</text:p>
      <text:p text:style-name="P73"><text:span text:style-name="T74">   <text:s/></text:span><text:span text:style-name="T75">public</text:span><text:span text:style-name="T76"><text:s/></text:span><text:span text:style-name="T77">Children</text:span><text:span text:style-name="T78">(</text:span><text:span text:style-name="T79">int</text:span><text:span text:style-name="T80"><text:s/></text:span><text:span text:style-name="T81">babyId</text:span><text:span text:style-name="T82">,<text:s/></text:span><text:span text:style-name="T83">String</text:span><text:span text:style-name="T84"><text:s/></text:span><text:span text:style-name="T85">babyFirstName</text:span><text:span text:style-name="T86">,<text:s/></text:span><text:span text:style-name="T87">String</text:span><text:span text:style-name="T88"><text:s/></text:span><text:span text:style-name="T89">babyLastName</text:span><text:span text:style-name="T90">,<text:s/></text:span><text:span text:style-name="T91">String</text:span><text:span text:style-name="T92"><text:s/></text:span><text:span text:style-name="T93">fatherName</text:span><text:span text:style-name="T94">,<text:s/></text:span><text:span text:style-name="T95">String</text:span><text:span text:style-name="T96"><text:s/></text:span><text:span text:style-name="T97">motherName</text:span><text:span text:style-name="T98">,</text:span></text:p>
      <text:p text:style-name="P99"><text:span text:style-name="T100">           <text:s/></text:span><text:span text:style-name="T101">String</text:span><text:span text:style-name="T102"><text:s/></text:span><text:span text:style-name="T103">address</text:span><text:span text:style-name="T104">) {</text:span></text:p>
      <text:p text:style-name="P105"><text:span text:style-name="T106">       <text:s/></text:span><text:span text:style-name="T107">this</text:span><text:span text:style-name="T108">.</text:span><text:span text:style-name="T109">babyId</text:span><text:span text:style-name="T110"><text:s/></text:span><text:span text:style-name="T111">=</text:span><text:span text:style-name="T112"><text:s/></text:span><text:span text:style-name="T113">babyId</text:span><text:span text:style-name="T114">;</text:span></text:p>
      <text:p text:style-name="P115"><text:span text:style-name="T116">       <text:s/></text:span><text:span text:style-name="T117">this</text:span><text:span text:style-name="T118">.</text:span><text:span text:style-name="T119">babyFirstName</text:span><text:span text:style-name="T120"><text:s/></text:span><text:span text:style-name="T121">=</text:span><text:span text:style-name="T122"><text:s/></text:span><text:span text:style-name="T123">babyFirstName</text:span><text:span text:style-name="T124">;</text:span></text:p>
      <text:p text:style-name="P125"><text:span text:style-name="T126">       <text:s/></text:span><text:span text:style-name="T127">this</text:span><text:span text:style-name="T128">.</text:span><text:span text:style-name="T129">babyLastName</text:span><text:span text:style-name="T130"><text:s/></text:span><text:span text:style-name="T131">=</text:span><text:span text:style-name="T132"><text:s/></text:span><text:span text:style-name="T133">babyLastName</text:span><text:span text:style-name="T134">;</text:span></text:p>
      <text:p text:style-name="P135"><text:span text:style-name="T136">       <text:s/></text:span><text:span text:style-name="T137">this</text:span><text:span text:style-name="T138">.</text:span><text:span text:style-name="T139">fatherName</text:span><text:span text:style-name="T140"><text:s/></text:span><text:span text:style-name="T141">=</text:span><text:span text:style-name="T142"><text:s/></text:span><text:span text:style-name="T143">fatherName</text:span><text:span text:style-name="T144">;</text:span></text:p>
      <text:p text:style-name="P145"><text:span text:style-name="T146">       <text:s/></text:span><text:span text:style-name="T147">this</text:span><text:span text:style-name="T148">.</text:span><text:span text:style-name="T149">motherName</text:span><text:span text:style-name="T150"><text:s/></text:span><text:span text:style-name="T151">=</text:span><text:span text:style-name="T152"><text:s/></text:span><text:span text:style-name="T153">motherName</text:span><text:span text:style-name="T154">;</text:span></text:p>
      <text:p text:style-name="P155"><text:span text:style-name="T156">       <text:s/></text:span><text:span text:style-name="T157">this</text:span><text:span text:style-name="T158">.</text:span><text:span text:style-name="T159">address</text:span><text:span text:style-name="T160"><text:s/></text:span><text:span text:style-name="T161">=</text:span><text:span text:style-name="T162"><text:s/></text:span><text:span text:style-name="T163">address</text:span><text:span text:style-name="T164">;</text:span></text:p>
      <text:p text:style-name="P165">    }</text:p>
      <text:p text:style-name="P166"><text:span text:style-name="T167">   <text:s/></text:span><text:span text:style-name="T168">public</text:span><text:span text:style-name="T169"><text:s/></text:span><text:span text:style-name="T170">int</text:span><text:span text:style-name="T171"><text:s/></text:span><text:span text:style-name="T172">getBabyId</text:span><text:span text:style-name="T173">() {</text:span></text:p>
      <text:p text:style-name="P174"><text:span text:style-name="T175">       <text:s/></text:span><text:span text:style-name="T176">return</text:span><text:span text:style-name="T177"><text:s/></text:span><text:span text:style-name="T178">babyId</text:span><text:span text:style-name="T179">;</text:span></text:p>
      <text:p text:style-name="P180">    }</text:p>
      <text:p text:style-name="P181"><text:span text:style-name="T182">   <text:s/></text:span><text:span text:style-name="T183">public</text:span><text:span text:style-name="T184"><text:s/></text:span><text:span text:style-name="T185">void</text:span><text:span text:style-name="T186"><text:s/></text:span><text:span text:style-name="T187">setBabyId</text:span><text:span text:style-name="T188">(</text:span><text:span text:style-name="T189">int</text:span><text:span text:style-name="T190"><text:s/></text:span><text:span text:style-name="T191">babyId</text:span><text:span text:style-name="T192">) {</text:span></text:p>
      <text:p text:style-name="P193"><text:span text:style-name="T194">       <text:s/></text:span><text:span text:style-name="T195">this</text:span><text:span text:style-name="T196">.</text:span><text:span text:style-name="T197">babyId</text:span><text:span text:style-name="T198"><text:s/></text:span><text:span text:style-name="T199">=</text:span><text:span text:style-name="T200"><text:s/></text:span><text:span text:style-name="T201">babyId</text:span><text:span text:style-name="T202">;</text:span></text:p>
      <text:p text:style-name="P203">    }</text:p>
      <text:p text:style-name="P204"><text:span text:style-name="T205">   <text:s/></text:span><text:span text:style-name="T206">public</text:span><text:span text:style-name="T207"><text:s/></text:span><text:span text:style-name="T208">String</text:span><text:span text:style-name="T209"><text:s/></text:span><text:span text:style-name="T210">getBabyFirstName</text:span><text:span text:style-name="T211">() {</text:span></text:p>
      <text:p text:style-name="P212"><text:span text:style-name="T213">       <text:s/></text:span><text:span text:style-name="T214">return</text:span><text:span text:style-name="T215"><text:s/></text:span><text:span text:style-name="T216">babyFirstName</text:span><text:span text:style-name="T217">;</text:span></text:p>
      <text:p text:style-name="P218">    }</text:p>
      <text:p text:style-name="P219"><text:span text:style-name="T220">   <text:s/></text:span><text:span text:style-name="T221">public</text:span><text:span text:style-name="T222"><text:s/></text:span><text:span text:style-name="T223">void</text:span><text:span text:style-name="T224"><text:s/></text:span><text:span text:style-name="T225">setBabyFirstName</text:span><text:span text:style-name="T226">(</text:span><text:span text:style-name="T227">String</text:span><text:span text:style-name="T228"><text:s/></text:span><text:span text:style-name="T229">babyFirstName</text:span><text:span text:style-name="T230">) {</text:span></text:p>
      <text:p text:style-name="P231"><text:span text:style-name="T232">       <text:s/></text:span><text:span text:style-name="T233">this</text:span><text:span text:style-name="T234">.</text:span><text:span text:style-name="T235">babyFirstName</text:span><text:span text:style-name="T236"><text:s/></text:span><text:span text:style-name="T237">=</text:span><text:span text:style-name="T238"><text:s/></text:span><text:span text:style-name="T239">babyFirstName</text:span><text:span text:style-name="T240">;</text:span></text:p>
      <text:p text:style-name="P241">    }</text:p>
      <text:p text:style-name="P242"><text:span text:style-name="T243">   <text:s/></text:span><text:span text:style-name="T244">public</text:span><text:span text:style-name="T245"><text:s/></text:span><text:span text:style-name="T246">String</text:span><text:span text:style-name="T247"><text:s/></text:span><text:span text:style-name="T248">getBabyLastName</text:span><text:span text:style-name="T249">() {</text:span></text:p>
      <text:p text:style-name="P250"><text:span text:style-name="T251">       <text:s/></text:span><text:span text:style-name="T252">return</text:span><text:span text:style-name="T253"><text:s/></text:span><text:span text:style-name="T254">babyLastName</text:span><text:span text:style-name="T255">;</text:span></text:p>
      <text:p text:style-name="P256">    }</text:p>
      <text:p text:style-name="P257"><text:span text:style-name="T258">   <text:s/></text:span><text:span text:style-name="T259">public</text:span><text:span text:style-name="T260"><text:s/></text:span><text:span text:style-name="T261">void</text:span><text:span text:style-name="T262"><text:s/></text:span><text:span text:style-name="T263">setBabyLastName</text:span><text:span text:style-name="T264">(</text:span><text:span text:style-name="T265">String</text:span><text:span text:style-name="T266"><text:s/></text:span><text:span text:style-name="T267">babyLastName</text:span><text:span text:style-name="T268">) {</text:span></text:p>
      <text:p text:style-name="P269"><text:span text:style-name="T270">       <text:s/></text:span><text:span text:style-name="T271">this</text:span><text:span text:style-name="T272">.</text:span><text:span text:style-name="T273">babyLastName</text:span><text:span text:style-name="T274"><text:s/></text:span><text:span text:style-name="T275">=</text:span><text:span text:style-name="T276"><text:s/></text:span><text:span text:style-name="T277">babyLastName</text:span><text:span text:style-name="T278">;</text:span></text:p>
      <text:p text:style-name="P279">    }</text:p>
      <text:p text:style-name="P280"><text:span text:style-name="T281">   <text:s/></text:span><text:span text:style-name="T282">public</text:span><text:span text:style-name="T283"><text:s/></text:span><text:span text:style-name="T284">String</text:span><text:span text:style-name="T285"><text:s/></text:span><text:span text:style-name="T286">getFatherName</text:span><text:span text:style-name="T287">() {</text:span></text:p>
      <text:p text:style-name="P288"><text:span text:style-name="T289">       <text:s/></text:span><text:span text:style-name="T290">return</text:span><text:span text:style-name="T291"><text:s/></text:span><text:span text:style-name="T292">fatherName</text:span><text:span text:style-name="T293">;</text:span></text:p>
      <text:p text:style-name="P294">    }</text:p>
      <text:p text:style-name="P295"><text:span text:style-name="T296">   <text:s/></text:span><text:span text:style-name="T297">public</text:span><text:span text:style-name="T298"><text:s/></text:span><text:span text:style-name="T299">void</text:span><text:span text:style-name="T300"><text:s/></text:span><text:span text:style-name="T301">setFatherName</text:span><text:span text:style-name="T302">(</text:span><text:span text:style-name="T303">String</text:span><text:span text:style-name="T304"><text:s/></text:span><text:span text:style-name="T305">fatherName</text:span><text:span text:style-name="T306">) {</text:span></text:p>
      <text:soft-page-break/>
      <text:p text:style-name="P307"><text:span text:style-name="T308">       <text:s/></text:span><text:span text:style-name="T309">this</text:span><text:span text:style-name="T310">.</text:span><text:span text:style-name="T311">fatherName</text:span><text:span text:style-name="T312"><text:s/></text:span><text:span text:style-name="T313">=</text:span><text:span text:style-name="T314"><text:s/></text:span><text:span text:style-name="T315">fatherName</text:span><text:span text:style-name="T316">;</text:span></text:p>
      <text:p text:style-name="P317">    }</text:p>
      <text:p text:style-name="P318"><text:span text:style-name="T319">   <text:s/></text:span><text:span text:style-name="T320">public</text:span><text:span text:style-name="T321"><text:s/></text:span><text:span text:style-name="T322">String</text:span><text:span text:style-name="T323"><text:s/></text:span><text:span text:style-name="T324">getMotherName</text:span><text:span text:style-name="T325">() {</text:span></text:p>
      <text:p text:style-name="P326"><text:span text:style-name="T327">       <text:s/></text:span><text:span text:style-name="T328">return</text:span><text:span text:style-name="T329"><text:s/></text:span><text:span text:style-name="T330">motherName</text:span><text:span text:style-name="T331">;</text:span></text:p>
      <text:p text:style-name="P332">    }</text:p>
      <text:p text:style-name="P333"><text:span text:style-name="T334">   <text:s/></text:span><text:span text:style-name="T335">public</text:span><text:span text:style-name="T336"><text:s/></text:span><text:span text:style-name="T337">void</text:span><text:span text:style-name="T338"><text:s/></text:span><text:span text:style-name="T339">setMotherName</text:span><text:span text:style-name="T340">(</text:span><text:span text:style-name="T341">String</text:span><text:span text:style-name="T342"><text:s/></text:span><text:span text:style-name="T343">motherName</text:span><text:span text:style-name="T344">) {</text:span></text:p>
      <text:p text:style-name="P345"><text:span text:style-name="T346">       <text:s/></text:span><text:span text:style-name="T347">this</text:span><text:span text:style-name="T348">.</text:span><text:span text:style-name="T349">motherName</text:span><text:span text:style-name="T350"><text:s/></text:span><text:span text:style-name="T351">=</text:span><text:span text:style-name="T352"><text:s/></text:span><text:span text:style-name="T353">motherName</text:span><text:span text:style-name="T354">;</text:span></text:p>
      <text:p text:style-name="P355">    }</text:p>
      <text:p text:style-name="P356"><text:span text:style-name="T357">   <text:s/></text:span><text:span text:style-name="T358">public</text:span><text:span text:style-name="T359"><text:s/></text:span><text:span text:style-name="T360">String</text:span><text:span text:style-name="T361"><text:s/></text:span><text:span text:style-name="T362">getAddress</text:span><text:span text:style-name="T363">() {</text:span></text:p>
      <text:p text:style-name="P364"><text:span text:style-name="T365">       <text:s/></text:span><text:span text:style-name="T366">return</text:span><text:span text:style-name="T367"><text:s/></text:span><text:span text:style-name="T368">address</text:span><text:span text:style-name="T369">;</text:span></text:p>
      <text:p text:style-name="P370">    }</text:p>
      <text:p text:style-name="P371"><text:span text:style-name="T372">   <text:s/></text:span><text:span text:style-name="T373">public</text:span><text:span text:style-name="T374"><text:s/></text:span><text:span text:style-name="T375">void</text:span><text:span text:style-name="T376"><text:s/></text:span><text:span text:style-name="T377">setAddress</text:span><text:span text:style-name="T378">(</text:span><text:span text:style-name="T379">String</text:span><text:span text:style-name="T380"><text:s/></text:span><text:span text:style-name="T381">address</text:span><text:span text:style-name="T382">) {</text:span></text:p>
      <text:p text:style-name="P383"><text:span text:style-name="T384">       <text:s/></text:span><text:span text:style-name="T385">this</text:span><text:span text:style-name="T386">.</text:span><text:span text:style-name="T387">address</text:span><text:span text:style-name="T388"><text:s/></text:span><text:span text:style-name="T389">=</text:span><text:span text:style-name="T390"><text:s/></text:span><text:span text:style-name="T391">address</text:span><text:span text:style-name="T392">;</text:span></text:p>
      <text:p text:style-name="P393">    }</text:p>
      <text:p text:style-name="P394"/>
      <text:p text:style-name="P395">   <text:s/></text:p>
      <text:p text:style-name="P396">}</text:p>
      <text:p text:style-name="P397"/>
      <text:p text:style-name="P398"/>
      <text:p text:style-name="P399">Children_Controller</text:p>
      <text:p text:style-name="P400"><text:span text:style-name="T401">package</text:span><text:span text:style-name="T402"><text:s/></text:span><text:span text:style-name="T403">com</text:span><text:span text:style-name="T404">.</text:span><text:span text:style-name="T405">example</text:span><text:span text:style-name="T406">.</text:span><text:span text:style-name="T407">springapp</text:span><text:span text:style-name="T408">.</text:span><text:span text:style-name="T409">controller</text:span><text:span text:style-name="T410">;</text:span></text:p>
      <text:p text:style-name="P411"/>
      <text:p text:style-name="P412"><text:span text:style-name="T413">import</text:span><text:span text:style-name="T414"><text:s/></text:span><text:span text:style-name="T415">java</text:span><text:span text:style-name="T416">.</text:span><text:span text:style-name="T417">util</text:span><text:span text:style-name="T418">.</text:span><text:span text:style-name="T419">List</text:span><text:span text:style-name="T420">;</text:span></text:p>
      <text:p text:style-name="P421"/>
      <text:p text:style-name="P422"><text:span text:style-name="T423">import</text:span><text:span text:style-name="T424"><text:s/></text:span><text:span text:style-name="T425">org</text:span><text:span text:style-name="T426">.</text:span><text:span text:style-name="T427">springframework</text:span><text:span text:style-name="T428">.</text:span><text:span text:style-name="T429">beans</text:span><text:span text:style-name="T430">.</text:span><text:span text:style-name="T431">factory</text:span><text:span text:style-name="T432">.</text:span><text:span text:style-name="T433">annotation</text:span><text:span text:style-name="T434">.</text:span><text:span text:style-name="T435">Autowired</text:span><text:span text:style-name="T436">;</text:span></text:p>
      <text:p text:style-name="P437"><text:span text:style-name="T438">import</text:span><text:span text:style-name="T439"><text:s/></text:span><text:span text:style-name="T440">org</text:span><text:span text:style-name="T441">.</text:span><text:span text:style-name="T442">springframework</text:span><text:span text:style-name="T443">.</text:span><text:span text:style-name="T444">http</text:span><text:span text:style-name="T445">.</text:span><text:span text:style-name="T446">HttpStatus</text:span><text:span text:style-name="T447">;</text:span></text:p>
      <text:p text:style-name="P448"><text:span text:style-name="T449">import</text:span><text:span text:style-name="T450"><text:s/></text:span><text:span text:style-name="T451">org</text:span><text:span text:style-name="T452">.</text:span><text:span text:style-name="T453">springframework</text:span><text:span text:style-name="T454">.</text:span><text:span text:style-name="T455">http</text:span><text:span text:style-name="T456">.</text:span><text:span text:style-name="T457">ResponseEntity</text:span><text:span text:style-name="T458">;</text:span></text:p>
      <text:p text:style-name="P459"><text:span text:style-name="T460">import</text:span><text:span text:style-name="T461"><text:s/></text:span><text:span text:style-name="T462">org</text:span><text:span text:style-name="T463">.</text:span><text:span text:style-name="T464">springframework</text:span><text:span text:style-name="T465">.</text:span><text:span text:style-name="T466">web</text:span><text:span text:style-name="T467">.</text:span><text:span text:style-name="T468">bind</text:span><text:span text:style-name="T469">.</text:span><text:span text:style-name="T470">annotation</text:span><text:span text:style-name="T471">.</text:span><text:span text:style-name="T472">GetMapping</text:span><text:span text:style-name="T473">;</text:span></text:p>
      <text:p text:style-name="P474"><text:span text:style-name="T475">import</text:span><text:span text:style-name="T476"><text:s/></text:span><text:span text:style-name="T477">org</text:span><text:span text:style-name="T478">.</text:span><text:span text:style-name="T479">springframework</text:span><text:span text:style-name="T480">.</text:span><text:span text:style-name="T481">web</text:span><text:span text:style-name="T482">.</text:span><text:span text:style-name="T483">bind</text:span><text:span text:style-name="T484">.</text:span><text:span text:style-name="T485">annotation</text:span><text:span text:style-name="T486">.</text:span><text:span text:style-name="T487">PathVariable</text:span><text:span text:style-name="T488">;</text:span></text:p>
      <text:p text:style-name="P489"><text:span text:style-name="T490">import</text:span><text:span text:style-name="T491"><text:s/></text:span><text:span text:style-name="T492">org</text:span><text:span text:style-name="T493">.</text:span><text:span text:style-name="T494">springframework</text:span><text:span text:style-name="T495">.</text:span><text:span text:style-name="T496">web</text:span><text:span text:style-name="T497">.</text:span><text:span text:style-name="T498">bind</text:span><text:span text:style-name="T499">.</text:span><text:span text:style-name="T500">annotation</text:span><text:span text:style-name="T501">.</text:span><text:span text:style-name="T502">PostMapping</text:span><text:span text:style-name="T503">;</text:span></text:p>
      <text:p text:style-name="P504"><text:span text:style-name="T505">import</text:span><text:span text:style-name="T506"><text:s/></text:span><text:span text:style-name="T507">org</text:span><text:span text:style-name="T508">.</text:span><text:span text:style-name="T509">springframework</text:span><text:span text:style-name="T510">.</text:span><text:span text:style-name="T511">web</text:span><text:span text:style-name="T512">.</text:span><text:span text:style-name="T513">bind</text:span><text:span text:style-name="T514">.</text:span><text:span text:style-name="T515">annotation</text:span><text:span text:style-name="T516">.</text:span><text:span text:style-name="T517">RequestBody</text:span><text:span text:style-name="T518">;</text:span></text:p>
      <text:p text:style-name="P519"><text:span text:style-name="T520">import</text:span><text:span text:style-name="T521"><text:s/></text:span><text:span text:style-name="T522">org</text:span><text:span text:style-name="T523">.</text:span><text:span text:style-name="T524">springframework</text:span><text:span text:style-name="T525">.</text:span><text:span text:style-name="T526">web</text:span><text:span text:style-name="T527">.</text:span><text:span text:style-name="T528">bind</text:span><text:span text:style-name="T529">.</text:span><text:span text:style-name="T530">annotation</text:span><text:span text:style-name="T531">.</text:span><text:span text:style-name="T532">RestController</text:span><text:span text:style-name="T533">;</text:span></text:p>
      <text:p text:style-name="P534"/>
      <text:p text:style-name="P535"><text:span text:style-name="T536">import</text:span><text:span text:style-name="T537"><text:s/></text:span><text:span text:style-name="T538">com</text:span><text:span text:style-name="T539">.</text:span><text:span text:style-name="T540">example</text:span><text:span text:style-name="T541">.</text:span><text:span text:style-name="T542">springapp</text:span><text:span text:style-name="T543">.</text:span><text:span text:style-name="T544">model</text:span><text:span text:style-name="T545">.</text:span><text:span text:style-name="T546">Children</text:span><text:span text:style-name="T547">;</text:span></text:p>
      <text:p text:style-name="P548"><text:span text:style-name="T549">import</text:span><text:span text:style-name="T550"><text:s/></text:span><text:span text:style-name="T551">com</text:span><text:span text:style-name="T552">.</text:span><text:span text:style-name="T553">example</text:span><text:span text:style-name="T554">.</text:span><text:span text:style-name="T555">springapp</text:span><text:span text:style-name="T556">.</text:span><text:span text:style-name="T557">service</text:span><text:span text:style-name="T558">.</text:span><text:span text:style-name="T559">ChildrenService</text:span><text:span text:style-name="T560">;</text:span></text:p>
      <text:p text:style-name="P561"/>
      <text:p text:style-name="P562"><text:span text:style-name="T563">@</text:span><text:span text:style-name="T564">RestController</text:span></text:p>
      <text:p text:style-name="P565"><text:span text:style-name="T566">public</text:span><text:span text:style-name="T567"><text:s/></text:span><text:span text:style-name="T568">class</text:span><text:span text:style-name="T569"><text:s/></text:span><text:span text:style-name="T570">ChildrenController</text:span><text:span text:style-name="T571"><text:s/>{</text:span></text:p>
      <text:p text:style-name="P572"><text:span text:style-name="T573">    @</text:span><text:span text:style-name="T574">Autowired</text:span></text:p>
      <text:p text:style-name="P575"><text:span text:style-name="T576">   <text:s/></text:span><text:span text:style-name="T577">ChildrenService</text:span><text:span text:style-name="T578"><text:s/></text:span><text:span text:style-name="T579">cs</text:span><text:span text:style-name="T580">;</text:span></text:p>
      <text:p text:style-name="P581"/>
      <text:p text:style-name="P582"><text:span text:style-name="T583">   <text:s/></text:span><text:span text:style-name="T584">//post</text:span></text:p>
      <text:p text:style-name="P585"><text:span text:style-name="T586">    @</text:span><text:span text:style-name="T587">PostMapping</text:span><text:span text:style-name="T588">(</text:span><text:span text:style-name="T589">"/api/children"</text:span><text:span text:style-name="T590">)</text:span></text:p>
      <text:p text:style-name="P591"><text:span text:style-name="T592">   <text:s/></text:span><text:span text:style-name="T593">public</text:span><text:span text:style-name="T594"><text:s/></text:span><text:span text:style-name="T595">ResponseEntity</text:span><text:span text:style-name="T596">&lt;</text:span><text:span text:style-name="T597">Children</text:span><text:span text:style-name="T598">&gt;<text:s/></text:span><text:span text:style-name="T599">create</text:span><text:span text:style-name="T600">(@</text:span><text:span text:style-name="T601">RequestBody</text:span><text:span text:style-name="T602"><text:s/></text:span><text:span text:style-name="T603">Children</text:span><text:span text:style-name="T604"><text:s/></text:span><text:span text:style-name="T605">c</text:span><text:span text:style-name="T606">)</text:span></text:p>
      <text:p text:style-name="P607">    {</text:p>
      <text:soft-page-break/>
      <text:p text:style-name="P608"><text:span text:style-name="T609">       </text:span><text:span text:style-name="T610">Children</text:span><text:span text:style-name="T611"><text:s/></text:span><text:span text:style-name="T612">obj</text:span><text:span text:style-name="T613"><text:s/></text:span><text:span text:style-name="T614">=</text:span><text:span text:style-name="T615"><text:s/></text:span><text:span text:style-name="T616">cs</text:span><text:span text:style-name="T617">.</text:span><text:span text:style-name="T618">create</text:span><text:span text:style-name="T619">(</text:span><text:span text:style-name="T620">c</text:span><text:span text:style-name="T621">);</text:span></text:p>
      <text:p text:style-name="P622"><text:span text:style-name="T623">       <text:s/></text:span><text:span text:style-name="T624">return</text:span><text:span text:style-name="T625"><text:s/></text:span><text:span text:style-name="T626">new</text:span><text:span text:style-name="T627"><text:s/></text:span><text:span text:style-name="T628">ResponseEntity</text:span><text:span text:style-name="T629">&lt;&gt;(</text:span><text:span text:style-name="T630">obj</text:span><text:span text:style-name="T631">,</text:span><text:span text:style-name="T632">HttpStatus</text:span><text:span text:style-name="T633">.</text:span><text:span text:style-name="T634">CREATED</text:span><text:span text:style-name="T635">);</text:span></text:p>
      <text:p text:style-name="P636">    }</text:p>
      <text:p text:style-name="P637"/>
      <text:p text:style-name="P638"><text:span text:style-name="T639">   <text:s/></text:span><text:span text:style-name="T640">//sorting</text:span></text:p>
      <text:p text:style-name="P641"><text:span text:style-name="T642">    @</text:span><text:span text:style-name="T643">GetMapping</text:span><text:span text:style-name="T644">(</text:span><text:span text:style-name="T645">"/api/children/sortBy/{field}"</text:span><text:span text:style-name="T646">)</text:span></text:p>
      <text:p text:style-name="P647"><text:span text:style-name="T648">   <text:s/></text:span><text:span text:style-name="T649">public</text:span><text:span text:style-name="T650"><text:s/></text:span><text:span text:style-name="T651">List</text:span><text:span text:style-name="T652">&lt;</text:span><text:span text:style-name="T653">Children</text:span><text:span text:style-name="T654">&gt;<text:s/></text:span><text:span text:style-name="T655">g</text:span><text:span text:style-name="T656">(@</text:span><text:span text:style-name="T657">PathVariable</text:span><text:span text:style-name="T658"><text:s/></text:span><text:span text:style-name="T659">String</text:span><text:span text:style-name="T660"><text:s/></text:span><text:span text:style-name="T661">field</text:span><text:span text:style-name="T662">)</text:span></text:p>
      <text:p text:style-name="P663">    {</text:p>
      <text:p text:style-name="P664"><text:span text:style-name="T665">       <text:s/></text:span><text:span text:style-name="T666">return</text:span><text:span text:style-name="T667"><text:s/></text:span><text:span text:style-name="T668">cs</text:span><text:span text:style-name="T669">.</text:span><text:span text:style-name="T670">sort</text:span><text:span text:style-name="T671">(</text:span><text:span text:style-name="T672">field</text:span><text:span text:style-name="T673">);</text:span></text:p>
      <text:p text:style-name="P674">    }</text:p>
      <text:p text:style-name="P675"/>
      <text:p text:style-name="P676"><text:span text:style-name="T677">   <text:s/></text:span><text:span text:style-name="T678">//pagination</text:span></text:p>
      <text:p text:style-name="P679"><text:span text:style-name="T680">    @</text:span><text:span text:style-name="T681">GetMapping</text:span><text:span text:style-name="T682">(</text:span><text:span text:style-name="T683">"/api/children/{offset}/{pagesize}"</text:span><text:span text:style-name="T684">)</text:span></text:p>
      <text:p text:style-name="P685"><text:span text:style-name="T686">   <text:s/></text:span><text:span text:style-name="T687">public</text:span><text:span text:style-name="T688"><text:s/></text:span><text:span text:style-name="T689">List</text:span><text:span text:style-name="T690">&lt;</text:span><text:span text:style-name="T691">Children</text:span><text:span text:style-name="T692">&gt;<text:s/></text:span><text:span text:style-name="T693">get</text:span><text:span text:style-name="T694">(@</text:span><text:span text:style-name="T695">PathVariable</text:span><text:span text:style-name="T696"><text:s/></text:span><text:span text:style-name="T697">int</text:span><text:span text:style-name="T698"><text:s/></text:span><text:span text:style-name="T699">offset</text:span><text:span text:style-name="T700">,@</text:span><text:span text:style-name="T701">PathVariable</text:span><text:span text:style-name="T702"><text:s/></text:span><text:span text:style-name="T703">int</text:span><text:span text:style-name="T704"><text:s/></text:span><text:span text:style-name="T705">pagesize</text:span><text:span text:style-name="T706">)</text:span></text:p>
      <text:p text:style-name="P707">    {</text:p>
      <text:p text:style-name="P708"><text:span text:style-name="T709">       <text:s/></text:span><text:span text:style-name="T710">return</text:span><text:span text:style-name="T711"><text:s/></text:span><text:span text:style-name="T712">cs</text:span><text:span text:style-name="T713">.</text:span><text:span text:style-name="T714">page</text:span><text:span text:style-name="T715">(</text:span><text:span text:style-name="T716">pagesize</text:span><text:span text:style-name="T717">,<text:s/></text:span><text:span text:style-name="T718">offset</text:span><text:span text:style-name="T719">);</text:span></text:p>
      <text:p text:style-name="P720">    }</text:p>
      <text:p text:style-name="P721">   <text:s/></text:p>
      <text:p text:style-name="P722"><text:span text:style-name="T723">   <text:s/></text:span><text:span text:style-name="T724">//sorting and pagination</text:span></text:p>
      <text:p text:style-name="P725"><text:span text:style-name="T726">    @</text:span><text:span text:style-name="T727">GetMapping</text:span><text:span text:style-name="T728">(</text:span><text:span text:style-name="T729">"/api/children/{offset}/{pagesize}/{field}"</text:span><text:span text:style-name="T730">)</text:span></text:p>
      <text:p text:style-name="P731"><text:span text:style-name="T732">   <text:s/></text:span><text:span text:style-name="T733">public</text:span><text:span text:style-name="T734"><text:s/></text:span><text:span text:style-name="T735">List</text:span><text:span text:style-name="T736">&lt;</text:span><text:span text:style-name="T737">Children</text:span><text:span text:style-name="T738">&gt;<text:s/></text:span><text:span text:style-name="T739">getsorting</text:span><text:span text:style-name="T740">(@</text:span><text:span text:style-name="T741">PathVariable</text:span><text:span text:style-name="T742"><text:s/></text:span><text:span text:style-name="T743">int</text:span><text:span text:style-name="T744"><text:s/></text:span><text:span text:style-name="T745">offset</text:span><text:span text:style-name="T746">,@</text:span><text:span text:style-name="T747">PathVariable</text:span><text:span text:style-name="T748"><text:s/></text:span><text:span text:style-name="T749">int</text:span><text:span text:style-name="T750"><text:s/></text:span><text:span text:style-name="T751">pagesize</text:span><text:span text:style-name="T752">,@</text:span><text:span text:style-name="T753">PathVariable</text:span><text:span text:style-name="T754"><text:s/></text:span><text:span text:style-name="T755">String</text:span><text:span text:style-name="T756"><text:s/></text:span><text:span text:style-name="T757">field</text:span><text:span text:style-name="T758">)</text:span></text:p>
      <text:p text:style-name="P759">    {</text:p>
      <text:p text:style-name="P760"><text:span text:style-name="T761">       <text:s/></text:span><text:span text:style-name="T762">return</text:span><text:span text:style-name="T763"><text:s/></text:span><text:span text:style-name="T764">cs</text:span><text:span text:style-name="T765">.</text:span><text:span text:style-name="T766">getsort</text:span><text:span text:style-name="T767">(</text:span><text:span text:style-name="T768">offset</text:span><text:span text:style-name="T769">,</text:span><text:span text:style-name="T770">pagesize</text:span><text:span text:style-name="T771">,</text:span><text:span text:style-name="T772">field</text:span><text:span text:style-name="T773">);</text:span></text:p>
      <text:p text:style-name="P774">    }</text:p>
      <text:p text:style-name="P775"/>
      <text:p text:style-name="P776">}</text:p>
      <text:p text:style-name="P777"/>
      <text:p text:style-name="P778"/>
      <text:p text:style-name="P779">Children_Service</text:p>
      <text:p text:style-name="P780"><text:span text:style-name="T781">package</text:span><text:span text:style-name="T782"><text:s/></text:span><text:span text:style-name="T783">com</text:span><text:span text:style-name="T784">.</text:span><text:span text:style-name="T785">example</text:span><text:span text:style-name="T786">.</text:span><text:span text:style-name="T787">springapp</text:span><text:span text:style-name="T788">.</text:span><text:span text:style-name="T789">service</text:span><text:span text:style-name="T790">;</text:span></text:p>
      <text:p text:style-name="P791"/>
      <text:p text:style-name="P792"><text:span text:style-name="T793">import</text:span><text:span text:style-name="T794"><text:s/></text:span><text:span text:style-name="T795">java</text:span><text:span text:style-name="T796">.</text:span><text:span text:style-name="T797">util</text:span><text:span text:style-name="T798">.</text:span><text:span text:style-name="T799">List</text:span><text:span text:style-name="T800">;</text:span></text:p>
      <text:p text:style-name="P801"/>
      <text:p text:style-name="P802"><text:span text:style-name="T803">import</text:span><text:span text:style-name="T804"><text:s/></text:span><text:span text:style-name="T805">org</text:span><text:span text:style-name="T806">.</text:span><text:span text:style-name="T807">springframework</text:span><text:span text:style-name="T808">.</text:span><text:span text:style-name="T809">beans</text:span><text:span text:style-name="T810">.</text:span><text:span text:style-name="T811">factory</text:span><text:span text:style-name="T812">.</text:span><text:span text:style-name="T813">annotation</text:span><text:span text:style-name="T814">.</text:span><text:span text:style-name="T815">Autowired</text:span><text:span text:style-name="T816">;</text:span></text:p>
      <text:p text:style-name="P817"><text:span text:style-name="T818">import</text:span><text:span text:style-name="T819"><text:s/></text:span><text:span text:style-name="T820">org</text:span><text:span text:style-name="T821">.</text:span><text:span text:style-name="T822">springframework</text:span><text:span text:style-name="T823">.</text:span><text:span text:style-name="T824">data</text:span><text:span text:style-name="T825">.</text:span><text:span text:style-name="T826">domain</text:span><text:span text:style-name="T827">.</text:span><text:span text:style-name="T828">PageRequest</text:span><text:span text:style-name="T829">;</text:span></text:p>
      <text:p text:style-name="P830"><text:span text:style-name="T831">import</text:span><text:span text:style-name="T832"><text:s/></text:span><text:span text:style-name="T833">org</text:span><text:span text:style-name="T834">.</text:span><text:span text:style-name="T835">springframework</text:span><text:span text:style-name="T836">.</text:span><text:span text:style-name="T837">data</text:span><text:span text:style-name="T838">.</text:span><text:span text:style-name="T839">domain</text:span><text:span text:style-name="T840">.</text:span><text:span text:style-name="T841">Pageable</text:span><text:span text:style-name="T842">;</text:span></text:p>
      <text:p text:style-name="P843"><text:span text:style-name="T844">import</text:span><text:span text:style-name="T845"><text:s/></text:span><text:span text:style-name="T846">org</text:span><text:span text:style-name="T847">.</text:span><text:span text:style-name="T848">springframework</text:span><text:span text:style-name="T849">.</text:span><text:span text:style-name="T850">data</text:span><text:span text:style-name="T851">.</text:span><text:span text:style-name="T852">domain</text:span><text:span text:style-name="T853">.</text:span><text:span text:style-name="T854">Sort</text:span><text:span text:style-name="T855">;</text:span></text:p>
      <text:p text:style-name="P856"><text:span text:style-name="T857">import</text:span><text:span text:style-name="T858"><text:s/></text:span><text:span text:style-name="T859">org</text:span><text:span text:style-name="T860">.</text:span><text:span text:style-name="T861">springframework</text:span><text:span text:style-name="T862">.</text:span><text:span text:style-name="T863">stereotype</text:span><text:span text:style-name="T864">.</text:span><text:span text:style-name="T865">Service</text:span><text:span text:style-name="T866">;</text:span></text:p>
      <text:p text:style-name="P867"/>
      <text:p text:style-name="P868"><text:span text:style-name="T869">import</text:span><text:span text:style-name="T870"><text:s/></text:span><text:span text:style-name="T871">com</text:span><text:span text:style-name="T872">.</text:span><text:span text:style-name="T873">example</text:span><text:span text:style-name="T874">.</text:span><text:span text:style-name="T875">springapp</text:span><text:span text:style-name="T876">.</text:span><text:span text:style-name="T877">model</text:span><text:span text:style-name="T878">.</text:span><text:span text:style-name="T879">Children</text:span><text:span text:style-name="T880">;</text:span></text:p>
      <text:p text:style-name="P881"><text:span text:style-name="T882">import</text:span><text:span text:style-name="T883"><text:s/></text:span><text:span text:style-name="T884">com</text:span><text:span text:style-name="T885">.</text:span><text:span text:style-name="T886">example</text:span><text:span text:style-name="T887">.</text:span><text:span text:style-name="T888">springapp</text:span><text:span text:style-name="T889">.</text:span><text:span text:style-name="T890">repository</text:span><text:span text:style-name="T891">.</text:span><text:span text:style-name="T892">ChildrenRepo</text:span><text:span text:style-name="T893">;</text:span></text:p>
      <text:p text:style-name="P894"/>
      <text:p text:style-name="P895"><text:span text:style-name="T896">@</text:span><text:span text:style-name="T897">Service</text:span></text:p>
      <text:soft-page-break/>
      <text:p text:style-name="P898"><text:span text:style-name="T899">public</text:span><text:span text:style-name="T900"><text:s/></text:span><text:span text:style-name="T901">class</text:span><text:span text:style-name="T902"><text:s/></text:span><text:span text:style-name="T903">ChildrenService</text:span><text:span text:style-name="T904"><text:s/>{</text:span></text:p>
      <text:p text:style-name="P905"><text:span text:style-name="T906">    @</text:span><text:span text:style-name="T907">Autowired</text:span></text:p>
      <text:p text:style-name="P908"><text:span text:style-name="T909">   <text:s/></text:span><text:span text:style-name="T910">ChildrenRepo</text:span><text:span text:style-name="T911"><text:s/></text:span><text:span text:style-name="T912">cr</text:span><text:span text:style-name="T913">;</text:span></text:p>
      <text:p text:style-name="P914"/>
      <text:p text:style-name="P915"><text:span text:style-name="T916">   <text:s/></text:span><text:span text:style-name="T917">//post</text:span></text:p>
      <text:p text:style-name="P918"><text:span text:style-name="T919">   <text:s/></text:span><text:span text:style-name="T920">public</text:span><text:span text:style-name="T921"><text:s/></text:span><text:span text:style-name="T922">Children</text:span><text:span text:style-name="T923"><text:s/></text:span><text:span text:style-name="T924">create</text:span><text:span text:style-name="T925">(</text:span><text:span text:style-name="T926">Children</text:span><text:span text:style-name="T927"><text:s/></text:span><text:span text:style-name="T928">c</text:span><text:span text:style-name="T929">)</text:span></text:p>
      <text:p text:style-name="P930">    {</text:p>
      <text:p text:style-name="P931"><text:span text:style-name="T932">       <text:s/></text:span><text:span text:style-name="T933">return</text:span><text:span text:style-name="T934"><text:s/></text:span><text:span text:style-name="T935">cr</text:span><text:span text:style-name="T936">.</text:span><text:span text:style-name="T937">save</text:span><text:span text:style-name="T938">(</text:span><text:span text:style-name="T939">c</text:span><text:span text:style-name="T940">);</text:span></text:p>
      <text:p text:style-name="P941">    }</text:p>
      <text:p text:style-name="P942"/>
      <text:p text:style-name="P943"><text:span text:style-name="T944">   <text:s/></text:span><text:span text:style-name="T945">//sorting by field</text:span></text:p>
      <text:p text:style-name="P946"><text:span text:style-name="T947">   <text:s/></text:span><text:span text:style-name="T948">public</text:span><text:span text:style-name="T949"><text:s/></text:span><text:span text:style-name="T950">List</text:span><text:span text:style-name="T951">&lt;</text:span><text:span text:style-name="T952">Children</text:span><text:span text:style-name="T953">&gt;<text:s/></text:span><text:span text:style-name="T954">sort</text:span><text:span text:style-name="T955">(</text:span><text:span text:style-name="T956">String</text:span><text:span text:style-name="T957"><text:s/></text:span><text:span text:style-name="T958">field</text:span><text:span text:style-name="T959">)</text:span></text:p>
      <text:p text:style-name="P960">    {</text:p>
      <text:p text:style-name="P961"><text:span text:style-name="T962">       <text:s/></text:span><text:span text:style-name="T963">Sort</text:span><text:span text:style-name="T964"><text:s/></text:span><text:span text:style-name="T965">sort</text:span><text:span text:style-name="T966">=</text:span><text:span text:style-name="T967">Sort</text:span><text:span text:style-name="T968">.</text:span><text:span text:style-name="T969">by</text:span><text:span text:style-name="T970">(</text:span><text:span text:style-name="T971">Sort</text:span><text:span text:style-name="T972">.</text:span><text:span text:style-name="T973">Direction</text:span><text:span text:style-name="T974">.</text:span><text:span text:style-name="T975">ASC</text:span><text:span text:style-name="T976">,</text:span><text:span text:style-name="T977">field</text:span><text:span text:style-name="T978">);</text:span></text:p>
      <text:p text:style-name="P979"><text:span text:style-name="T980">       <text:s/></text:span><text:span text:style-name="T981">return</text:span><text:span text:style-name="T982"><text:s/></text:span><text:span text:style-name="T983">cr</text:span><text:span text:style-name="T984">.</text:span><text:span text:style-name="T985">findAll</text:span><text:span text:style-name="T986">(</text:span><text:span text:style-name="T987">sort</text:span><text:span text:style-name="T988">);</text:span></text:p>
      <text:p text:style-name="P989">    }</text:p>
      <text:p text:style-name="P990"/>
      <text:p text:style-name="P991"><text:span text:style-name="T992">   <text:s/></text:span><text:span text:style-name="T993">//pagination</text:span></text:p>
      <text:p text:style-name="P994"><text:span text:style-name="T995">   <text:s/></text:span><text:span text:style-name="T996">public</text:span><text:span text:style-name="T997"><text:s/></text:span><text:span text:style-name="T998">List</text:span><text:span text:style-name="T999">&lt;</text:span><text:span text:style-name="T1000">Children</text:span><text:span text:style-name="T1001">&gt;<text:s/></text:span><text:span text:style-name="T1002">page</text:span><text:span text:style-name="T1003">(</text:span><text:span text:style-name="T1004">int</text:span><text:span text:style-name="T1005"><text:s/></text:span><text:span text:style-name="T1006">pageSize</text:span><text:span text:style-name="T1007">,</text:span><text:span text:style-name="T1008">int</text:span><text:span text:style-name="T1009"><text:s/></text:span><text:span text:style-name="T1010">pageNumber</text:span><text:span text:style-name="T1011">)</text:span></text:p>
      <text:p text:style-name="P1012">    {</text:p>
      <text:p text:style-name="P1013"><text:span text:style-name="T1014">       <text:s/></text:span><text:span text:style-name="T1015">Pageable</text:span><text:span text:style-name="T1016"><text:s/></text:span><text:span text:style-name="T1017">page</text:span><text:span text:style-name="T1018">=</text:span><text:span text:style-name="T1019">PageRequest</text:span><text:span text:style-name="T1020">.</text:span><text:span text:style-name="T1021">of</text:span><text:span text:style-name="T1022">(</text:span><text:span text:style-name="T1023">pageNumber</text:span><text:span text:style-name="T1024">,<text:s/></text:span><text:span text:style-name="T1025">pageSize</text:span><text:span text:style-name="T1026">);</text:span></text:p>
      <text:p text:style-name="P1027"><text:span text:style-name="T1028">       <text:s/></text:span><text:span text:style-name="T1029">return</text:span><text:span text:style-name="T1030"><text:s/></text:span><text:span text:style-name="T1031">cr</text:span><text:span text:style-name="T1032">.</text:span><text:span text:style-name="T1033">findAll</text:span><text:span text:style-name="T1034">(</text:span><text:span text:style-name="T1035">page</text:span><text:span text:style-name="T1036">).</text:span><text:span text:style-name="T1037">getContent</text:span><text:span text:style-name="T1038">();</text:span></text:p>
      <text:p text:style-name="P1039">    }</text:p>
      <text:p text:style-name="P1040"/>
      <text:p text:style-name="P1041"><text:span text:style-name="T1042">   <text:s/></text:span><text:span text:style-name="T1043">//sorting and pagination</text:span></text:p>
      <text:p text:style-name="P1044"><text:span text:style-name="T1045">   <text:s/></text:span><text:span text:style-name="T1046">public</text:span><text:span text:style-name="T1047"><text:s/></text:span><text:span text:style-name="T1048">List</text:span><text:span text:style-name="T1049">&lt;</text:span><text:span text:style-name="T1050">Children</text:span><text:span text:style-name="T1051">&gt;<text:s/></text:span><text:span text:style-name="T1052">getsort</text:span><text:span text:style-name="T1053">(</text:span><text:span text:style-name="T1054">int</text:span><text:span text:style-name="T1055"><text:s/></text:span><text:span text:style-name="T1056">pageNumber</text:span><text:span text:style-name="T1057">,</text:span><text:span text:style-name="T1058">int</text:span><text:span text:style-name="T1059"><text:s/></text:span><text:span text:style-name="T1060">pageSize</text:span><text:span text:style-name="T1061">,</text:span><text:span text:style-name="T1062">String</text:span><text:span text:style-name="T1063"><text:s/></text:span><text:span text:style-name="T1064">field</text:span><text:span text:style-name="T1065">)</text:span></text:p>
      <text:p text:style-name="P1066"><text:span text:style-name="T1067">    {          </text:span><text:span text:style-name="T1068">return</text:span><text:span text:style-name="T1069"><text:s/></text:span><text:span text:style-name="T1070">cr</text:span><text:span text:style-name="T1071">.</text:span><text:span text:style-name="T1072">findAll</text:span><text:span text:style-name="T1073">(</text:span><text:span text:style-name="T1074">PageRequest</text:span><text:span text:style-name="T1075">.</text:span><text:span text:style-name="T1076">of</text:span><text:span text:style-name="T1077">(</text:span><text:span text:style-name="T1078">pageNumber</text:span><text:span text:style-name="T1079">,<text:s/></text:span><text:span text:style-name="T1080">pageSize</text:span><text:span text:style-name="T1081">)</text:span></text:p>
      <text:p text:style-name="P1082"><text:span text:style-name="T1083">          .</text:span><text:span text:style-name="T1084">withSort</text:span><text:span text:style-name="T1085">(</text:span><text:span text:style-name="T1086">Sort</text:span><text:span text:style-name="T1087">.</text:span><text:span text:style-name="T1088">by</text:span><text:span text:style-name="T1089">(</text:span><text:span text:style-name="T1090">Sort</text:span><text:span text:style-name="T1091">.</text:span><text:span text:style-name="T1092">Direction</text:span><text:span text:style-name="T1093">.</text:span><text:span text:style-name="T1094">ASC</text:span><text:span text:style-name="T1095">,</text:span><text:span text:style-name="T1096">field</text:span><text:span text:style-name="T1097">))).</text:span><text:span text:style-name="T1098">getContent</text:span><text:span text:style-name="T1099">();</text:span></text:p>
      <text:p text:style-name="P1100">    }</text:p>
      <text:p text:style-name="P1101">}  <text:s/></text:p>
      <text:p text:style-name="P1102"/>
      <text:p text:style-name="P1103"/>
      <text:p text:style-name="P1104">Children_Repository</text:p>
      <text:p text:style-name="P1105"><text:span text:style-name="T1106">package</text:span><text:span text:style-name="T1107"><text:s/></text:span><text:span text:style-name="T1108">com</text:span><text:span text:style-name="T1109">.</text:span><text:span text:style-name="T1110">example</text:span><text:span text:style-name="T1111">.</text:span><text:span text:style-name="T1112">springapp</text:span><text:span text:style-name="T1113">.</text:span><text:span text:style-name="T1114">repository</text:span><text:span text:style-name="T1115">;</text:span></text:p>
      <text:p text:style-name="P1116"/>
      <text:p text:style-name="P1117"><text:span text:style-name="T1118">import</text:span><text:span text:style-name="T1119"><text:s/></text:span><text:span text:style-name="T1120">org</text:span><text:span text:style-name="T1121">.</text:span><text:span text:style-name="T1122">springframework</text:span><text:span text:style-name="T1123">.</text:span><text:span text:style-name="T1124">data</text:span><text:span text:style-name="T1125">.</text:span><text:span text:style-name="T1126">jpa</text:span><text:span text:style-name="T1127">.</text:span><text:span text:style-name="T1128">repository</text:span><text:span text:style-name="T1129">.</text:span><text:span text:style-name="T1130">JpaRepository</text:span><text:span text:style-name="T1131">;</text:span></text:p>
      <text:p text:style-name="P1132"/>
      <text:p text:style-name="P1133"><text:span text:style-name="T1134">import</text:span><text:span text:style-name="T1135"><text:s/></text:span><text:span text:style-name="T1136">com</text:span><text:span text:style-name="T1137">.</text:span><text:span text:style-name="T1138">example</text:span><text:span text:style-name="T1139">.</text:span><text:span text:style-name="T1140">springapp</text:span><text:span text:style-name="T1141">.</text:span><text:span text:style-name="T1142">model</text:span><text:span text:style-name="T1143">.</text:span><text:span text:style-name="T1144">Children</text:span><text:span text:style-name="T1145">;</text:span></text:p>
      <text:p text:style-name="P1146"/>
      <text:p text:style-name="P1147"><text:span text:style-name="T1148">public</text:span><text:span text:style-name="T1149"><text:s/></text:span><text:span text:style-name="T1150">interface</text:span><text:span text:style-name="T1151"><text:s/></text:span><text:span text:style-name="T1152">ChildrenRepo</text:span><text:span text:style-name="T1153"><text:s/></text:span><text:span text:style-name="T1154">extends</text:span><text:span text:style-name="T1155"><text:s/></text:span><text:span text:style-name="T1156">JpaRepository</text:span><text:span text:style-name="T1157">&lt;</text:span><text:span text:style-name="T1158">Children</text:span><text:span text:style-name="T1159">,</text:span><text:span text:style-name="T1160">Integer</text:span><text:span text:style-name="T1161">&gt;{</text:span></text:p>
      <text:p text:style-name="P1162">   <text:s/></text:p>
      <text:p text:style-name="P1163">}</text:p>
      <text:p text:style-name="P1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hony Sahaya Michael M</meta:initial-creator>
    <dc:creator>Anthony Sahaya Michael M</dc:creator>
    <meta:creation-date>2024-06-06T18:39:00Z</meta:creation-date>
    <dc:date>2024-06-06T18:42:00Z</dc:date>
    <meta:template xlink:href="Normal" xlink:type="simple"/>
    <meta:editing-cycles>1</meta:editing-cycles>
    <meta:editing-duration>PT180S</meta:editing-duration>
    <meta:document-statistic meta:page-count="4" meta:paragraph-count="9" meta:word-count="705" meta:character-count="4718" meta:row-count="33" meta:non-whitespace-character-count="4022"/>
  </office:meta>
</office:document-meta>
</file>